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style:style>
    <style:style style:name="P2" style:family="paragraph" style:parent-style-name="Standard">
      <style:paragraph-properties fo:text-align="center" style:justify-single-word="false"/>
      <style:text-properties fo:language="fr" fo:country="FR" officeooo:rsid="000a5162" officeooo:paragraph-rsid="000a5162"/>
    </style:style>
    <style:style style:name="P3" style:family="paragraph" style:parent-style-name="Standard">
      <style:paragraph-properties fo:text-align="start" style:justify-single-word="false"/>
      <style:text-properties fo:language="fr" fo:country="FR" officeooo:rsid="000a5162" officeooo:paragraph-rsid="000a5162"/>
    </style:style>
    <style:style style:name="P4" style:family="paragraph" style:parent-style-name="Standard">
      <style:paragraph-properties fo:text-align="start" style:justify-single-word="false"/>
      <style:text-properties fo:language="fr" fo:country="FR" officeooo:rsid="000a5162" officeooo:paragraph-rsid="000ba793"/>
    </style:style>
    <style:style style:name="P5" style:family="paragraph" style:parent-style-name="Standard">
      <style:paragraph-properties fo:text-align="start" style:justify-single-word="false"/>
      <style:text-properties fo:language="fr" fo:country="FR" officeooo:rsid="000ba793" officeooo:paragraph-rsid="000ba793"/>
    </style:style>
    <style:style style:name="P6" style:family="paragraph" style:parent-style-name="Standard">
      <style:paragraph-properties fo:text-align="start" style:justify-single-word="false"/>
      <style:text-properties fo:language="fr" fo:country="FR" officeooo:rsid="000bae5e" officeooo:paragraph-rsid="000bae5e"/>
    </style:style>
    <style:style style:name="P7" style:family="paragraph" style:parent-style-name="Standard">
      <style:paragraph-properties fo:text-align="start" style:justify-single-word="false"/>
      <style:text-properties fo:language="fr" fo:country="FR" officeooo:rsid="000bae5e" officeooo:paragraph-rsid="000ce6e7"/>
    </style:style>
    <style:style style:name="P8" style:family="paragraph" style:parent-style-name="Standard">
      <style:paragraph-properties fo:text-align="start" style:justify-single-word="false"/>
      <style:text-properties fo:language="fr" fo:country="FR" officeooo:rsid="000bae5e" officeooo:paragraph-rsid="000d7070"/>
    </style:style>
    <style:style style:name="P9" style:family="paragraph" style:parent-style-name="Standard">
      <style:paragraph-properties fo:text-align="start" style:justify-single-word="false"/>
      <style:text-properties fo:language="fr" fo:country="FR" officeooo:rsid="000d7070" officeooo:paragraph-rsid="000d7070"/>
    </style:style>
    <style:style style:name="P10" style:family="paragraph" style:parent-style-name="Standard">
      <style:paragraph-properties fo:text-align="start" style:justify-single-word="false"/>
      <style:text-properties fo:language="fr" fo:country="FR" officeooo:rsid="000d7070" officeooo:paragraph-rsid="000e1e24"/>
    </style:style>
    <style:style style:name="P11" style:family="paragraph" style:parent-style-name="Standard">
      <style:paragraph-properties fo:text-align="start" style:justify-single-word="false"/>
      <style:text-properties fo:language="fr" fo:country="FR" officeooo:rsid="000e1e24" officeooo:paragraph-rsid="000e1e24"/>
    </style:style>
    <style:style style:name="P12" style:family="paragraph" style:parent-style-name="Standard">
      <style:paragraph-properties fo:text-align="start" style:justify-single-word="false"/>
      <style:text-properties fo:language="fr" fo:country="FR" officeooo:rsid="0013ff34" officeooo:paragraph-rsid="0013ff34"/>
    </style:style>
    <style:style style:name="P13" style:family="paragraph" style:parent-style-name="Standard">
      <style:paragraph-properties fo:text-align="center" style:justify-single-word="false"/>
      <style:text-properties fo:font-size="28pt" fo:language="fr" fo:country="FR" style:font-size-asian="28pt" style:font-size-complex="28pt"/>
    </style:style>
    <style:style style:name="P14" style:family="paragraph" style:parent-style-name="Standard">
      <style:paragraph-properties fo:text-align="start" style:justify-single-word="false" fo:break-before="page"/>
      <style:text-properties fo:language="fr" fo:country="FR" officeooo:rsid="000a5162" officeooo:paragraph-rsid="000a5162"/>
    </style:style>
    <style:style style:name="P15" style:family="paragraph" style:parent-style-name="Footer">
      <style:text-properties fo:language="fr" fo:country="FR"/>
    </style:style>
    <style:style style:name="P16" style:family="paragraph" style:parent-style-name="Contents_20_Heading">
      <style:paragraph-properties fo:break-before="page"/>
      <style:text-properties fo:language="fr" fo:country="FR"/>
    </style:style>
    <style:style style:name="T1" style:family="text">
      <style:text-properties officeooo:rsid="000a5162"/>
    </style:style>
    <style:style style:name="T2" style:family="text">
      <style:text-properties officeooo:rsid="000ba793"/>
    </style:style>
    <style:style style:name="T3" style:family="text">
      <style:text-properties officeooo:rsid="000bae5e"/>
    </style:style>
    <style:style style:name="T4" style:family="text">
      <style:text-properties officeooo:rsid="000d7070"/>
    </style:style>
    <style:style style:name="T5" style:family="text">
      <style:text-properties officeooo:rsid="000e1e24"/>
    </style:style>
    <style:style style:name="T6" style:family="text">
      <style:text-properties officeooo:rsid="00152b0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3">Projet Logiciel Transversal</text:p>
      <text:p text:style-name="P2">Nicolas Leteinturier</text:p>
      <text:p text:style-name="P2"/>
      <text:p text:style-name="P2">Risk against all Od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index-body>
      </text:table-of-content>
      <text:p text:style-name="P2">1 Objectif..............................................................................................................................................3</text:p>
      <text:p text:style-name="P2">1.1 Présentation générale.................................................................................................................3</text:p>
      <text:p text:style-name="P2">1.2 Règles du jeu..............................................................................................................................3</text:p>
      <text:p text:style-name="P2">1.3 Conception Logiciel...................................................................................................................3</text:p>
      <text:p text:style-name="P2">2 Description et conception des états...................................................................................................4</text:p>
      <text:p text:style-name="P2">2.1 Description des états..................................................................................................................4</text:p>
      <text:p text:style-name="P2">2.2 Conception logiciel....................................................................................................................4</text:p>
      <text:p text:style-name="P2">2.3 Conception logiciel : extension pour le rendu...........................................................................4</text:p>
      <text:p text:style-name="P2">2.4 Conception logiciel : extension pour le moteur de jeu..............................................................4</text:p>
      <text:p text:style-name="P2">2.5 Ressources.................................................................................................................................4</text:p>
      <text:p text:style-name="P2">3 Rendu : Stratégie et Conception........................................................................................................6</text:p>
      <text:p text:style-name="P2">3.1 Stratégie de rendu d'un état........................................................................................................6</text:p>
      <text:p text:style-name="P2">3.2 Conception logiciel....................................................................................................................6</text:p>
      <text:p text:style-name="P2">3.3 Conception logiciel : extension pour les animations.................................................................6</text:p>
      <text:p text:style-name="P2">3.4 Ressources.................................................................................................................................6</text:p>
      <text:p text:style-name="P2">3.5 Exemple de rendu......................................................................................................................6</text:p>
      <text:p text:style-name="P2">4 Règles de changement d'états et moteur de jeu.................................................................................8</text:p>
      <text:p text:style-name="P2">4.1 Horloge globale..........................................................................................................................8</text:p>
      <text:p text:style-name="P2">4.2 Changements extérieurs.............................................................................................................8</text:p>
      <text:p text:style-name="P2">4.3 Changements autonomes...........................................................................................................8</text:p>
      <text:p text:style-name="P2">4.4 Conception logiciel....................................................................................................................8</text:p>
      <text:p text:style-name="P2">4.5 Conception logiciel : extension pour l'IA..................................................................................8</text:p>
      <text:p text:style-name="P2">4.6 Conception logiciel : extension pour la parallélisation..............................................................8</text:p>
      <text:p text:style-name="P2">5 Intelligence Artificielle....................................................................................................................10</text:p>
      <text:p text:style-name="P2">5.1 Stratégies..................................................................................................................................10</text:p>
      <text:p text:style-name="P2">5.1.1 Intelligence minimale.......................................................................................................10</text:p>
      <text:p text:style-name="P2">5.1.2 Intelligence basée sur des heuristiques............................................................................10</text:p>
      <text:p text:style-name="P2">5.1.3 Intelligence basée sur les arbres de recherche..................................................................10</text:p>
      <text:p text:style-name="P2">5.2 Conception logiciel..................................................................................................................10</text:p>
      <text:p text:style-name="P2">5.3 Conception logiciel : extension pour l'IA composée...............................................................10</text:p>
      <text:p text:style-name="P2">5.4 Conception logiciel : extension pour IA avancée....................................................................10</text:p>
      <text:p text:style-name="P2">5.5 Conception logiciel : extension pour la parallélisation............................................................10</text:p>
      <text:p text:style-name="P2">6 Modularisation.................................................................................................................................11</text:p>
      <text:p text:style-name="P2">6.1 Organisation des modules........................................................................................................11</text:p>
      <text:p text:style-name="P2">6.1.1 Répartition sur différents threads.....................................................................................11</text:p>
      <text:p text:style-name="P2">6.1.2 Répartition sur différentes machines................................................................................11</text:p>
      <text:p text:style-name="P2">6.2 Conception logiciel..................................................................................................................11</text:p>
      <text:p text:style-name="P2">6.3 Conception logiciel : extension réseau....................................................................................11</text:p>
      <text:p text:style-name="P2">6.4 Conception logiciel : client Android........................................................................................11</text:p>
      <text:p text:style-name="P14">1 Objectif</text:p>
      <text:p text:style-name="P3"/>
      <text:p text:style-name="P3"/>
      <text:p text:style-name="P3">1.1 Présentation générale</text:p>
      <text:p text:style-name="P3"/>
      <text:p text:style-name="P3">Le but de ce projet est de programmer un jeu basé sur l’archetype <text:span text:style-name="T2">du Risk. Le jeu aura pour but de respecter le cahier des charges:</text:span></text:p>
      <text:p text:style-name="P3"><text:tab/>-<text:span text:style-name="T2">être un jeu en Multijoueur afin de pouvoir avoir des application serveur et programmer une <text:tab/> IA</text:span></text:p>
      <text:p text:style-name="P3"><text:tab/>-<text:span text:style-name="T2">le jeu doit inclure une IA avec 3 Niveaux de difficultés </text:span></text:p>
      <text:p text:style-name="P3"><text:tab/>-<text:span text:style-name="T2">le jeu doit etre un jeu à etat, pour Stocker les données du jeu a tout moment</text:span></text:p>
      <text:p text:style-name="P3"><text:tab/>-<text:span text:style-name="T2">le jeu doit pouvoir etre mis en reseau.</text:span></text:p>
      <text:p text:style-name="P3"/>
      <text:p text:style-name="P5">Le Risk est un eu de strategie en tour par tour qui permet de jouer a plusieurs joueur les uns contre les autres. Ceci inclue donc une possibilité de jouer contre un ordinateur. <text:span text:style-name="T3">Le but du jeu etant d’elaborer une strategie militaire afin de gerer des troupes et prendre le controle du monde.</text:span></text:p>
      <text:p text:style-name="P4"/>
      <text:p text:style-name="P3"/>
      <text:p text:style-name="P3">1.2 Règles du jeu</text:p>
      <text:p text:style-name="P3"/>
      <text:p text:style-name="P6">Tout en se basant sur les regles de l’archetype, cette version du jeu va prendre certaines libertées.</text:p>
      <text:p text:style-name="P9">Comme par exemple une arboressance de technologies pour permettre aux joueurs d’avoir plus de possibilités de revenir dans la partie. Les technologies pourraient permettre d’avoir plus de renfort ou des troupes qui beneficient d’un bonus. L’arboressance de technologies pourrait etre debloqué avec des points d’<text:span text:style-name="T5">experience pour chaque combat (que ce soit en attaque ou en defense)</text:span></text:p>
      <text:p text:style-name="P6"/>
      <text:p text:style-name="P7">Au debut de la partie:</text:p>
      <text:p text:style-name="P8"><text:tab/>-<text:span text:style-name="T4">U</text:span>ne carte est generée <text:span text:style-name="T4">composée de N tuiles</text:span> </text:p>
      <text:p text:style-name="P8"><text:tab/>-La carte est divisé entre les joueurs dans la partie</text:p>
      <text:p text:style-name="P8"><text:tab/>-<text:span text:style-name="T4">U</text:span>n meme nombre d’unité<text:span text:style-name="T4">s</text:span> militaire<text:span text:style-name="T4">s</text:span> sont atribué a chaque joueur <text:span text:style-name="T4">à repartir sur ses <text:tab/>territoires</text:span>.</text:p>
      <text:p text:style-name="P8"/>
      <text:p text:style-name="P9">En Partie chaque joueur joue tour par tour. Les tours se deroule de la facon suivante:</text:p>
      <text:p text:style-name="P10"><text:tab/>-<text:span text:style-name="T5">Renforts: </text:span></text:p>
      <text:p text:style-name="P10"><text:tab/>en fonction du nombre de territoires que possède le jour, il recoit des renforts à distribué <text:tab/>sur les territoires de son choix </text:p>
      <text:p text:style-name="P9"><text:tab/>-<text:span text:style-name="T5">Technologie:</text:span></text:p>
      <text:p text:style-name="P9"><text:tab/><text:span text:style-name="T5">Si le jour a assez de points d’experience il peut investir ses points dans une technologies <text:tab/>pour gagner un bonus</text:span></text:p>
      <text:p text:style-name="P9"><text:tab/>-<text:span text:style-name="T5">Attaque:</text:span></text:p>
      <text:p text:style-name="P9"><text:tab/><text:span text:style-name="T5">si un joueur a plus de une unité sur un territoir il peut attaquer un territoir voisin. Le combat <text:tab/>se fera en fonction de jet de dès en appliquant les bonus technologiques </text:span></text:p>
      <text:p text:style-name="P9"><text:tab/>-<text:span text:style-name="T5">Déplacement:</text:span></text:p>
      <text:p text:style-name="P9"><text:tab/><text:span text:style-name="T5">Pour finir le tour le joueur peut deplacer des unités d’un territoir A vers un territoir B si les <text:tab/>territoires son relié par du territoir du joueur.</text:span></text:p>
      <text:p text:style-name="P9"/>
      <text:p text:style-name="P11">Fin de partie:</text:p>
      <text:p text:style-name="P11"><text:tab/>-Un joueur perd si il n’a plus de territoires.</text:p>
      <text:p text:style-name="P11"><text:tab/>-Un joueur gagne si il possède 90% des territoires </text:p>
      <text:p text:style-name="P4"/>
      <text:p text:style-name="P3"><text:soft-page-break/>1.3 Conception Logiciel</text:p>
      <text:p text:style-name="P3"/>
      <text:p text:style-name="P12">Afin de pouvoir programmer le jeu. Le sprite sheet a été créé. Une carte du monde a été divisé en 14 <text:s/>territoirs (le nombre a été limité pour simplifier le jeu) chaque territoire a été isolé afin de pour pouvoir le traiter individuelement au niveau de la couleur. En effet la couleur du territoire sur l’interface graphique sera determiné par quel joueur possède le territoire. Afin d’<text:span text:style-name="T6">é</text:span>viter de devoir pr<text:span text:style-name="T6">é</text:span>parer les sprites sheet de chaque couleur. La carte globale sera une superposition de territoires coloré individuellement grace a SFL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fr" fo:country="FR"/>
    </style:style>
    <style:style style:name="MT1" style:family="text">
      <style:text-properties officeooo:rsid="000a51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rojet Logiciel Transversal<text:tab/><text:span text:style-name="MT1">Nicolas Leteinturi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4:32:04.647923916</meta:creation-date>
    <dc:date>2019-09-24T11:17:39.226407227</dc:date>
    <meta:editing-duration>PT1H31M34S</meta:editing-duration>
    <meta:editing-cycles>4</meta:editing-cycles>
    <meta:generator>LibreOffice/6.0.7.3$Linux_X86_64 LibreOffice_project/00m0$Build-3</meta:generator>
    <meta:document-statistic meta:table-count="0" meta:image-count="0" meta:object-count="0" meta:page-count="4" meta:paragraph-count="73" meta:word-count="692" meta:character-count="8183" meta:non-whitespace-character-count="7533"/>
  </office:meta>
</office:document-meta>
</file>